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53cm"/>
    </style:style>
    <style:style style:name="co3" style:family="table-column">
      <style:table-column-properties fo:break-before="auto" style:column-width="2.589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16.422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0.437cm"/>
    </style:style>
    <style:style style:name="co9" style:family="table-column">
      <style:table-column-properties fo:break-before="auto" style:column-width="2.3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12cm" fo:break-before="auto" style:use-optimal-row-height="false"/>
    </style:style>
    <style:style style:name="ro3" style:family="table-row">
      <style:table-row-properties style:row-height="1.03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5" table:default-cell-style-name="ce1"/>
        <table:table-column table:style-name="co1" table:number-columns-repeated="1001" table:default-cell-style-name="ce1"/>
        <table:table-row table:style-name="ro2">
          <table:table-cell table:number-columns-repeated="2"/>
          <table:table-cell office:value-type="string" table:number-columns-spanned="5" table:number-rows-spanned="1">
            <text:p>PQR = Premier Qui Répond</text:p>
            <text:p>ÉCRIT = Chacun marque sa réponse sur sa feuille</text:p>
            <text:p>LPP = A l'écrit, Le Plus Proche gagne (dates, nombres...)</text:p>
          </table:table-cell>
          <table:covered-table-cell table:number-columns-repeated="4"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4">
          <table:table-cell table:number-columns-repeated="2"/>
          <table:table-cell table:style-name="ce3" office:value-type="string">
            <text:p>Thèmes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Questions</text:p>
          </table:table-cell>
          <table:table-cell table:style-name="ce3" office:value-type="string">
            <text:p>Réponses</text:p>
          </table:table-cell>
          <table:table-cell/>
          <table:table-cell table:style-name="ce7" office:value-type="string">
            <text:p>Jo / Tho</text:p>
          </table:table-cell>
          <table:table-cell table:style-name="ce12" office:value-type="string">
            <text:p>Chris / Ren</text:p>
          </table:table-cell>
          <table:table-cell table:style-name="ce12" office:value-type="string">
            <text:p>Coco / Auré</text:p>
          </table:table-cell>
          <table:table-cell table:style-name="ce12" office:value-type="string">
            <text:p>Mar / Noém</text:p>
          </table:table-cell>
          <table:table-cell table:style-name="ce12" office:value-type="string">
            <text:p>JE / Ben</text:p>
          </table:table-cell>
          <table:table-cell table:style-name="ce12" office:value-type="string">
            <text:p>Gus / Auré</text:p>
          </table:table-cell>
          <table:table-cell table:number-columns-repeated="8" table:style-name="ce12"/>
          <table:table-cell table:style-name="ce16"/>
          <table:table-cell table:number-columns-repeated="1001"/>
        </table:table-row>
        <table:table-row table:style-name="ro4">
          <table:table-cell/>
          <table:table-cell table:style-name="ce2" office:value-type="string" table:number-columns-spanned="1" table:number-rows-spanned="5">
            <text:p>Thème</text:p>
          </table:table-cell>
          <table:table-cell table:style-name="ce4" office:value-type="string">
            <text:p>Q1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/>
          <table:table-cell table:style-name="ce4" office:value-type="string">
            <text:p>Iblis / Éblis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number-columns-repeated="8"/>
          <table:table-cell table:style-name="ce16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2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5</text:p>
            <text:p>(ppr)</text:p>
          </table:table-cell>
          <table:table-cell table:style-name="ce5"/>
          <table:table-cell table:style-name="ce4" office:value-type="string">
            <text:p>Des djinns – Ils soutiennent la Terre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3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/>
          <table:table-cell table:style-name="ce4" office:value-type="string">
            <text:p>Pieds fourchus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4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/>
          <table:table-cell table:style-name="ce4" office:value-type="string">
            <text:p>Le meurtre / La Vengeance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5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5</text:p>
            <text:p>(ppr)</text:p>
          </table:table-cell>
          <table:table-cell table:style-name="ce5"/>
          <table:table-cell table:style-name="ce4" office:value-type="string">
            <text:p>Gilgamesh / Le Déluge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Physique</text:p>
          </table:table-cell>
          <table:table-cell table:style-name="ce2" office:value-type="string">
            <text:p>PQR</text:p>
            <text:p>ÉCRIT</text:p>
          </table:table-cell>
          <table:table-cell table:style-name="ce4" office:value-type="string">
            <text:p>/0,5</text:p>
            <text:p>(ppr)</text:p>
          </table:table-cell>
          <table:table-cell table:style-name="ce6" office:value-type="string">
            <text:p>Quel mot à pour étymologie latine "astre errant"?</text:p>
            <text:p>Quelle est la 6ème planète à avoir été découverte et ajoutée à la liste des planètes connues?</text:p>
          </table:table-cell>
          <table:table-cell table:style-name="ce4" office:value-type="string">
            <text:p>Planète (planetes asteres)</text:p>
            <text:p>La Terre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Natur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6" office:value-type="string">
            <text:p>Lors de sa campagne d'Italie, Hannibal utilisa avec succès une arme alors jusque-là inconnue</text:p>
            <text:p>des européens: les éléphants de guerre. Quel animal sera alors utilisé par les Romains afin de les contrer?</text:p>
          </table:table-cell>
          <table:table-cell table:style-name="ce4" office:value-type="string">
            <text:p>Les cochons. Immolés, leurs cris</text:p>
            <text:p>d'agonie effraient les éléphants.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Littérature</text:p>
          </table:table-cell>
          <table:table-cell table:style-name="ce2" office:value-type="string">
            <text:p>LPP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Ryoki Inoue, un brésilien, est l'auteur le plus prolifique du monde.</text:p>
            <text:p>Combien de livres a-t-il écrit? (au 26/06/2017)</text:p>
          </table:table-cell>
          <table:table-cell table:style-name="ce4" office:value-type="float" office:value="1099">
            <text:p>1099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Cinéma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5</text:p>
            <text:p>(ppr)</text:p>
          </table:table-cell>
          <table:table-cell table:style-name="ce5" office:value-type="string">
            <text:p>Quel film raconte l'histoire de la bataille des Thermopyles?</text:p>
            <text:p>Qui sont les bélligérants et par qui sont-ils commandés?</text:p>
          </table:table-cell>
          <table:table-cell table:style-name="ce4" office:value-type="string">
            <text:p>300. Cités Grecques (Léonidas Ier)</text:p>
            <text:p>vs Perses (Xerxès Ier)</text:p>
          </table:table-cell>
          <table:table-cell/>
          <table:table-cell table:style-name="ce8"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Arts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En quoi consiste le métier d'un cisailleur?</text:p>
          </table:table-cell>
          <table:table-cell table:style-name="ce4" office:value-type="string">
            <text:p>Former / tailler / découper</text:p>
            <text:p>du métal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Histoire</text:p>
          </table:table-cell>
          <table:table-cell table:style-name="ce2" office:value-type="string">
            <text:p>LPP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Instaurée en Bretagne, puis dans le reste de la France 1 an après,</text:p>
            <text:p>de quelle année date la carte vitale?</text:p>
          </table:table-cell>
          <table:table-cell table:style-name="ce4" office:value-type="float" office:value="1998">
            <text:p>1998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Géographi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Comment appelle-ton la formation géologique formant un cratère de plusieurs kilomètres</text:p>
            <text:p>de diamètre laissée après l'effondrement de la chambre magmatique d'un volcan?</text:p>
          </table:table-cell>
          <table:table-cell table:style-name="ce4" office:value-type="string">
            <text:p>Une Caldera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Biologi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Expliques-moi la différence entre un microbe, un virus, et une bactérie.</text:p>
          </table:table-cell>
          <table:table-cell table:style-name="ce4" office:value-type="string">
            <text:p>m (tout), b (cellule sans noyau)</text:p>
            <text:p>et v (capsule de protéine w ADN)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Random Fact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25</text:p>
            <text:p>(ppr)</text:p>
          </table:table-cell>
          <table:table-cell table:style-name="ce5" office:value-type="string">
            <text:p>Qu'est-ce qui est à l'origine du pouvoir dans une.. a) Ploutocratie, b) Gérontocratie,</text:p>
            <text:p>c) Autocratie, et d) Kleptocratie. Exemple : démocratie = peuple</text:p>
          </table:table-cell>
          <table:table-cell table:style-name="ce4" office:value-type="string">
            <text:p>a) La Richesse, b) Les Vieux</text:p>
            <text:p>c) Une Personne, d) La Corruption</text:p>
          </table:table-cell>
          <table:table-cell/>
          <table:table-cell table:style-name="ce8" office:value-type="float" office:value="0.5">
            <text:p>0,5</text:p>
          </table:table-cell>
          <table:table-cell table:number-columns-repeated="3"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Sport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Classer ces épreuves sportives par longueur de course à pied:</text:p>
            <text:p>ultra-triathlon, semi-marathon, ironman</text:p>
          </table:table-cell>
          <table:table-cell table:style-name="ce4" office:value-type="string">
            <text:p>s (21km), i (42km), u (x*42km)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Capital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De quel endroit imaginaire Pandémonium est-elle la capitale?</text:p>
          </table:table-cell>
          <table:table-cell table:style-name="ce4" office:value-type="string">
            <text:p>Les Enfers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Math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2</text:p>
          </table:table-cell>
          <table:table-cell table:style-name="ce5" office:value-type="string">
            <text:p>Vous avez 25 chevaux, vous devez trouver les 3 meilleurs en effectuant seulement des courses</text:p>
            <text:p>de 5 chevaux. Quel est le nombre minimal de courses à effectuer?</text:p>
          </table:table-cell>
          <table:table-cell table:style-name="ce4" office:value-type="float" office:value="7">
            <text:p>7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Personnalité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l était le vrai nom de Molière?</text:p>
          </table:table-cell>
          <table:table-cell table:style-name="ce4" office:value-type="string">
            <text:p>Jean-Baptiste Poquelin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TV/Radio</text:p>
          </table:table-cell>
          <table:table-cell table:style-name="ce2" office:value-type="string">
            <text:p>LPP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Si vous êtes en centre-ville de Bordeaux, combien de radio captez-vous? Citez 2 radios</text:p>
            <text:p>locales (qui ne sont pas dans un réseau plus large). Exemple: La Clé des Ondes</text:p>
          </table:table-cell>
          <table:table-cell table:style-name="ce4" office:value-type="string">
            <text:p>31</text:p>
            <text:p>RIG</text:p>
            <text:p>O2 Radio</text:p>
            <text:p>Enjoy 33</text:p>
            <text:p>Wit FM</text:p>
            <text:p>Gold FM</text:p>
            <text:p>Blackbox</text:p>
          </table:table-cell>
          <table:table-cell/>
          <table:table-cell table:style-name="ce8" office:value-type="float" office:value="0.5">
            <text:p>0,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5">
            <text:p>0,5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Philosophi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25</text:p>
            <text:p>(ppr)</text:p>
          </table:table-cell>
          <table:table-cell table:style-name="ce5" office:value-type="string">
            <text:p>a) Ce que je sais, c'est que je ne sais rien</text:p>
            <text:p>b) Deviens ce que tu es</text:p>
            <text:p>c) Si Dieu n'existait pas, il faudrait l'inventer</text:p>
            <text:p>d) L'homme est condamné à être libre</text:p>
            <text:p>1) Nietzsche</text:p>
            <text:p>2) Voltaire</text:p>
            <text:p>3) Socrate</text:p>
            <text:p>4) Sartre</text:p>
          </table:table-cell>
          <table:table-cell table:style-name="ce4" office:value-type="string">
            <text:p>a3 – b1 – c2 – d4</text:p>
          </table:table-cell>
          <table:table-cell/>
          <table:table-cell table:style-name="ce8" office:value-type="float" office:value="0.5">
            <text:p>0,5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Cuisine</text:p>
          </table:table-cell>
          <table:table-cell table:style-name="ce2" office:value-type="string">
            <text:p>CC</text:p>
          </table:table-cell>
          <table:table-cell table:style-name="ce4" office:value-type="string">
            <text:p>/2-1-0,5</text:p>
            <text:p>(class.)</text:p>
          </table:table-cell>
          <table:table-cell table:style-name="ce5" office:value-type="string">
            <text:p>Écrivez un maximum de types de ..?.., les 3 premiers gagneront des points.</text:p>
            <text:p>Vous avez 80 secondes. Le mot est: Beurre</text:p>
          </table:table-cell>
          <table:table-cell table:style-name="ce4" office:value-type="string">
            <text:p>https://fr.wikipedia.org/wiki/Liste_de_beurres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,5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Médecin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lle maladie est officiellement déclarée éradiquée le 8 mai 1980 par l'OMS à la suite d'une</text:p>
            <text:p>campagne de vaccination mondiale de plus de 30 ans? Peste – Variole – Typhus – Diphtérie</text:p>
          </table:table-cell>
          <table:table-cell table:style-name="ce4" office:value-type="string">
            <text:p>Variole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Musique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Le japonais Yoichi Nishitani est entré dans le Guiness Book des Records pour avoir</text:p>
            <text:p>organisé le plus grand cours de musique, comptant 2489 participants, chacun ayant son</text:p>
            <text:p>instrument. Quel était cet instrument à vent, dont les origines remontent à plus de 12000 ans,</text:p>
            <text:p>et qui signifie "tête d'oie" en italien?</text:p>
          </table:table-cell>
          <table:table-cell table:style-name="ce4" office:value-type="string">
            <text:p>Ocarina</text:p>
          </table:table-cell>
          <table:table-cell/>
          <table:table-cell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Antiquité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0,2 x2</text:p>
            <text:p>(ppr)</text:p>
          </table:table-cell>
          <table:table-cell table:style-name="ce5" office:value-type="string">
            <text:p>Classer ces villes de la plus récente à la plus ancienne, bonus pour le pays:</text:p>
            <text:p>Lisbonne, Jéricho, Alep, Tyr, Jérusalem</text:p>
          </table:table-cell>
          <table:table-cell table:style-name="ce4" office:value-type="string">
            <text:p>L (-1000, Portugal)</text:p>
            <text:p>T (-2750, Liban)</text:p>
            <text:p>J (-2800, Israël)</text:p>
            <text:p>A (-4300, Syrie)</text:p>
            <text:p>J (-9000, Jordanie)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.8">
            <text:p>0,8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Jeux vidéo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Quelle serie de jeux vidéo se déroule dans le royaume d'Hyrule?</text:p>
          </table:table-cell>
          <table:table-cell table:style-name="ce4" office:value-type="string">
            <text:p>Zelda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/>
          <table:table-cell table:style-name="ce2" office:value-type="string" table:number-columns-spanned="1" table:number-rows-spanned="6">
            <text:p>Blind test</text:p>
          </table:table-cell>
          <table:table-cell table:style-name="ce4" office:value-type="string">
            <text:p>Q1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Nirvana – Smell Like Teen Spirit</text:p>
          </table:table-cell>
          <table:table-cell table:style-name="ce4" office:value-type="string">
            <text:p>https://www.youtube.com/watch?v=KRvg_G957wo</text:p>
          </table:table-cell>
          <table:table-cell/>
          <table:table-cell table:style-name="ce8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2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Led Zeppelin – Stairway to Heaven</text:p>
          </table:table-cell>
          <table:table-cell table:style-name="ce4" office:value-type="string">
            <text:p>https://www.youtube.com/watch?v=fCP8y5SxwHk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3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Louis Armstrong – What a Wonderful World</text:p>
          </table:table-cell>
          <table:table-cell table:style-name="ce4" office:value-type="string">
            <text:p>https://www.youtube.com/watch?v=Sptr5yS5gAM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4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Smash – All Star</text:p>
          </table:table-cell>
          <table:table-cell table:style-name="ce4" office:value-type="string">
            <text:p>https://www.youtube.com/watch?v=jAT5rNkmGWg</text:p>
          </table:table-cell>
          <table:table-cell/>
          <table:table-cell table:style-name="ce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5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David Bowie – Man who solf the World</text:p>
          </table:table-cell>
          <table:table-cell table:style-name="ce4" office:value-type="string">
            <text:p>https://www.youtube.com/watch?v=a94RYWvFHOs</text:p>
          </table:table-cell>
          <table:table-cell/>
          <table:table-cell table:style-name="ce8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4" office:value-type="float" office:value="0">
            <text:p>0</text:p>
          </table:table-cell>
          <table:table-cell table:style-name="ce15"/>
          <table:table-cell/>
          <table:table-cell table:style-name="ce15" table:number-columns-repeated="6"/>
          <table:table-cell table:style-name="ce17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Lien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Negative Harmony</text:p>
          </table:table-cell>
          <table:table-cell table:style-name="ce4" office:value-type="string">
            <text:p>-</text:p>
          </table:table-cell>
          <table:table-cell/>
          <table:table-cell table:style-name="ce9" office:value-type="float" office:value="0">
            <text:p>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table:number-columns-repeated="8"/>
          <table:table-cell table:style-name="ce18"/>
          <table:table-cell table:number-columns-repeated="1001"/>
        </table:table-row>
        <table:table-row table:style-name="ro4">
          <table:table-cell table:number-columns-repeated="8"/>
          <table:table-cell table:style-name="ce10" table:formula="of:=SUM([.I4:.I34])" office:value-type="float" office:value="9.25">
            <text:p>9,25</text:p>
          </table:table-cell>
          <table:table-cell table:style-name="ce14" table:formula="of:=SUM([.J4:.J34])" office:value-type="float" office:value="10.95">
            <text:p>10,95</text:p>
          </table:table-cell>
          <table:table-cell table:style-name="ce14" table:formula="of:=SUM([.K4:.K34])" office:value-type="float" office:value="6.5">
            <text:p>6,5</text:p>
          </table:table-cell>
          <table:table-cell table:style-name="ce14" table:formula="of:=SUM([.L4:.L34])" office:value-type="float" office:value="15.6">
            <text:p>15,6</text:p>
          </table:table-cell>
          <table:table-cell table:style-name="ce14" table:formula="of:=SUM([.M4:.M34])" office:value-type="float" office:value="8.55">
            <text:p>8,55</text:p>
          </table:table-cell>
          <table:table-cell table:style-name="ce14" table:formula="of:=SUM([.N4:.N34])" office:value-type="float" office:value="9.05">
            <text:p>9,05</text:p>
          </table:table-cell>
          <table:table-cell table:style-name="ce14" table:formula="of:=SUM([.O4:.O34])" office:value-type="float" office:value="0">
            <text:p>0</text:p>
          </table:table-cell>
          <table:table-cell table:style-name="ce14" table:formula="of:=SUM([.P4:.P34])" office:value-type="float" office:value="0">
            <text:p>0</text:p>
          </table:table-cell>
          <table:table-cell table:style-name="ce14" table:formula="of:=SUM([.Q4:.Q34])" office:value-type="float" office:value="0">
            <text:p>0</text:p>
          </table:table-cell>
          <table:table-cell table:style-name="ce14" table:formula="of:=SUM([.R4:.R34])" office:value-type="float" office:value="0">
            <text:p>0</text:p>
          </table:table-cell>
          <table:table-cell table:style-name="ce14" table:formula="of:=SUM([.S4:.S34])" office:value-type="float" office:value="0">
            <text:p>0</text:p>
          </table:table-cell>
          <table:table-cell table:style-name="ce14" table:formula="of:=SUM([.T4:.T34])" office:value-type="float" office:value="0">
            <text:p>0</text:p>
          </table:table-cell>
          <table:table-cell table:style-name="ce14" table:formula="of:=SUM([.U4:.U34])" office:value-type="float" office:value="0">
            <text:p>0</text:p>
          </table:table-cell>
          <table:table-cell table:style-name="ce14" table:formula="of:=SUM([.V4:.V34])" office:value-type="float" office:value="0">
            <text:p>0</text:p>
          </table:table-cell>
          <table:table-cell table:style-name="ce19" table:formula="of:=SUM([.W4:.W34])" office:value-type="float" office:value="0">
            <text:p>0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11" table:formula="of:=IF(ISBLANK([.I3]);&quot;&quot;;[.I3])" office:value-type="string" office:string-value="Jo / Tho">
            <text:p>Jo / Tho</text:p>
          </table:table-cell>
          <table:table-cell table:style-name="ce11" table:formula="of:=IF(ISBLANK([.J3]);&quot;&quot;;[.J3])" office:value-type="string" office:string-value="Chris / Ren">
            <text:p>Chris / Ren</text:p>
          </table:table-cell>
          <table:table-cell table:style-name="ce11" table:formula="of:=IF(ISBLANK([.K3]);&quot;&quot;;[.K3])" office:value-type="string" office:string-value="Coco / Auré">
            <text:p>Coco / Auré</text:p>
          </table:table-cell>
          <table:table-cell table:style-name="ce11" table:formula="of:=IF(ISBLANK([.L3]);&quot;&quot;;[.L3])" office:value-type="string" office:string-value="Mar / Noém">
            <text:p>Mar / Noém</text:p>
          </table:table-cell>
          <table:table-cell table:style-name="ce11" table:formula="of:=IF(ISBLANK([.M3]);&quot;&quot;;[.M3])" office:value-type="string" office:string-value="JE / Ben">
            <text:p>JE / Ben</text:p>
          </table:table-cell>
          <table:table-cell table:style-name="ce11" table:formula="of:=IF(ISBLANK([.N3]);&quot;&quot;;[.N3])" office:value-type="string" office:string-value="Gus / Auré">
            <text:p>Gus / Auré</text:p>
          </table:table-cell>
          <table:table-cell table:style-name="ce11" table:formula="of:=IF(ISBLANK([.O3]);&quot;&quot;;[.O3])">
            <text:p/>
          </table:table-cell>
          <table:table-cell table:style-name="ce11" table:formula="of:=IF(ISBLANK([.P3]);&quot;&quot;;[.P3])">
            <text:p/>
          </table:table-cell>
          <table:table-cell table:style-name="ce11" table:formula="of:=IF(ISBLANK([.Q3]);&quot;&quot;;[.Q3])">
            <text:p/>
          </table:table-cell>
          <table:table-cell table:style-name="ce11" table:formula="of:=IF(ISBLANK([.R3]);&quot;&quot;;[.R3])">
            <text:p/>
          </table:table-cell>
          <table:table-cell table:style-name="ce11" table:formula="of:=IF(ISBLANK([.S3]);&quot;&quot;;[.S3])">
            <text:p/>
          </table:table-cell>
          <table:table-cell table:style-name="ce11" table:formula="of:=IF(ISBLANK([.T3]);&quot;&quot;;[.T3])">
            <text:p/>
          </table:table-cell>
          <table:table-cell table:style-name="ce11" table:formula="of:=IF(ISBLANK([.U3]);&quot;&quot;;[.U3])">
            <text:p/>
          </table:table-cell>
          <table:table-cell table:style-name="ce11" table:formula="of:=IF(ISBLANK([.V3]);&quot;&quot;;[.V3])">
            <text:p/>
          </table:table-cell>
          <table:table-cell table:style-name="ce11" table:formula="of:=IF(ISBLANK([.W3]);&quot;&quot;;[.W3])">
            <text:p/>
          </table:table-cell>
          <table:table-cell table:number-columns-repeated="1001"/>
        </table:table-row>
        <table:table-row table:style-name="ro4" table:number-rows-repeated="104770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8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23/03/2019</text:date>, <text:time>00:4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9H4M27S</meta:editing-duration>
    <meta:editing-cycles>82</meta:editing-cycles>
    <meta:generator>OpenOffice/4.1.5$Win32 OpenOffice.org_project/415m1$Build-9789</meta:generator>
    <dc:date>2019-03-23T00:49:21.53</dc:date>
    <meta:document-statistic meta:table-count="3" meta:cell-count="389" meta:object-count="0"/>
    <meta:user-defined meta:name="Info 1"/>
    <meta:user-defined meta:name="Info 2"/>
    <meta:user-defined meta:name="Info 3"/>
    <meta:user-defined meta:name="Info 4"/>
  </office:meta>
</office:document-meta>
</file>